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6.866cm"/>
    </style:style>
    <style:style style:name="gr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538cm" fo:min-width="17.28cm" draw:shadow-opacity="0%"/>
    </style:style>
    <style:style style:name="gr4" style:family="graphic" style:parent-style-name="standard">
      <style:graphic-properties draw:textarea-horizontal-align="justify" draw:textarea-vertical-align="middle" draw:auto-grow-height="false" fo:min-height="2.417cm" fo:min-width="2.4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9cm"/>
    </style:style>
    <style:style style:name="P1" style:family="paragraph">
      <style:text-properties fo:font-size="36pt" style:font-size-asian="18pt" style:font-size-complex="18pt"/>
    </style:style>
    <style:style style:name="P2" style:family="paragraph">
      <loext:graphic-properties draw:fill="none" draw:fill-color="#ffffff"/>
      <style:text-properties fo:font-size="36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T1" style:family="text">
      <style:text-properties fo:font-size="36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573cm" svg:height="3.095cm" svg:x="5.652cm" svg:y="1.762cm">
          <draw:text-box>
            <text:p text:style-name="P1"><text:span text:style-name="T1">s3onegpio Backend Server</text:span></text:p>
          </draw:text-box>
        </draw:frame>
        <draw:custom-shape draw:style-name="gr2" draw:text-style-name="P3" draw:layer="layout" svg:width="7.366cm" svg:height="2.667cm" svg:x="14.462cm" svg:y="4.81cm">
          <text:p text:style-name="P3">Arduino, </text:p>
          <text:p text:style-name="P3">ESP-8266, or </text:p>
          <text:p text:style-name="P3">Raspberry Pi Gatewa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78cm" svg:height="5.788cm" svg:x="5.191cm" svg:y="4.2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2.667cm" svg:x="6.461cm" svg:y="4.81cm">
          <text:p text:style-name="P3">WebSocket</text:p>
          <text:p text:style-name="P3">Gatewa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2.667cm" svg:x="1.635cm" svg:y="5.687cm">
          <text:p text:style-name="P3">Brows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921cm" svg:height="2.667cm" svg:x="23.606cm" svg:y="5.51cm">
          <text:p text:style-name="P3">Micro-</text:p>
          <text:p text:style-name="P3">Controller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2.19cm" svg:height="0.962cm" svg:x="7.875cm" svg:y="8.239cm">
          <draw:text-box>
            <text:p><text:span text:style-name="T2">Python Banyan OneGPIO Compon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3:40:40.806244493</meta:creation-date>
    <dc:date>2019-09-28T13:57:25.891271992</dc:date>
    <meta:editing-duration>PT3M15S</meta:editing-duration>
    <meta:editing-cycles>2</meta:editing-cycles>
    <meta:generator>LibreOffice/6.2.7.1$Linux_X86_64 LibreOffice_project/20$Build-1</meta:generator>
    <meta:document-statistic meta:object-count="7"/>
  </office:meta>
</office:document-meta>
</file>